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8" svg:x1="0.9382in" svg:y1="0.2016in" svg:x2="3.4154in" svg:y2="0.1917in"><text:p/></draw:line><draw:line text:anchor-type="paragraph" draw:z-index="13" draw:name="Shape3_9" draw:style-name="gr1" draw:text-style-name="P68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5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4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1:04.517000000</dc:date>
    <meta:editing-duration>P1DT17H29M28S</meta:editing-duration>
    <meta:editing-cycles>941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